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492in"/>
    </style:style>
    <style:style style:name="co3" style:family="table-column">
      <style:table-column-properties fo:break-before="auto" style:column-width="2.04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5" style:family="table-cell" style:parent-style-name="Default" style:data-style-name="N118">
      <style:table-cell-properties style:text-align-source="fix" style:repeat-content="false"/>
      <style:paragraph-properties fo:text-align="center"/>
    </style:style>
  </office:automatic-styles>
  <office:body>
    <office:spreadsheet>
      <table:table table:name="ConversionBase16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ce2"/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3" office:value-type="float" office:value="5285.7">
            <text:p>5285.7</text:p>
          </table:table-cell>
          <table:table-cell office:value-type="string">
            <text:p><text:s/>= Number to convert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Conversion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CONCATENATE([.D17];[.D16];[.D15];[.D14];[.D13];[.D12];[.D11];[.D10];[.D9];&quot;.&quot;;[.I9];[.I10];[.I11];[.I12];[.I13];[.I14];[.I15];[.I16];[.I17];[.I18])" office:value-type="string" office:string-value="14A5.B333333333">
            <text:p>14A5.B33333333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Integer </text:p>
          </table:table-cell>
          <table:table-cell office:value-type="string">
            <text:p>%16</text:p>
          </table:table-cell>
          <table:table-cell office:value-type="string">
            <text:p>Base 16</text:p>
          </table:table-cell>
          <table:table-cell/>
          <table:table-cell office:value-type="string">
            <text:p>Float</text:p>
          </table:table-cell>
          <table:table-cell office:value-type="string">
            <text:p>x16</text:p>
          </table:table-cell>
          <table:table-cell office:value-type="string">
            <text:p>Integer</text:p>
          </table:table-cell>
          <table:table-cell office:value-type="string">
            <text:p>Base 1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INT([.D2])" office:value-type="float" office:value="5285">
            <text:p>5285</text:p>
          </table:table-cell>
          <table:table-cell table:formula="of:=MOD([.B9];16)" office:value-type="float" office:value="5">
            <text:p>5</text:p>
          </table:table-cell>
          <table:table-cell table:formula="of:=IF([.C9]&lt;10;[.C9];IF([.C9]=10;&quot;A&quot;;IF([.C9]=11;&quot;B&quot;;IF([.C9]=12;&quot;C&quot;;IF([.C9]=13;&quot;D&quot;;IF([.C9]=14;&quot;E&quot;;IF([.C9]=15;&quot;F&quot;;&quot;&quot;)))))))" office:value-type="float" office:value="5">
            <text:p>5</text:p>
          </table:table-cell>
          <table:table-cell/>
          <table:table-cell table:formula="of:=[.D2]-INT([.D2])" office:value-type="float" office:value="0.699999999999818">
            <text:p>0.70000</text:p>
          </table:table-cell>
          <table:table-cell table:formula="of:=[.F9]*16" office:value-type="float" office:value="11.1999999999971">
            <text:p>11.200</text:p>
          </table:table-cell>
          <table:table-cell table:formula="of:=INT([.G9])" office:value-type="float" office:value="11">
            <text:p>11</text:p>
          </table:table-cell>
          <table:table-cell table:formula="of:=IF([.H9]&lt;10;[.H9];IF([.H9]=10;&quot;A&quot;;IF([.H9]=11;&quot;B&quot;;IF([.H9]=12;&quot;C&quot;;IF([.H9]=13;&quot;D&quot;;IF([.H9]=14;&quot;E&quot;;IF([.H9]=15;&quot;F&quot;;&quot;&quot;)))))))" office:value-type="string" office:string-value="B">
            <text:p>B</text:p>
          </table:table-cell>
        </table:table-row>
        <table:table-row table:style-name="ro1">
          <table:table-cell/>
          <table:table-cell table:formula="of:=IF(INT([.B9]/16)&gt;0;INT([.B9]/16);&quot;&quot;)" office:value-type="float" office:value="330">
            <text:p>330</text:p>
          </table:table-cell>
          <table:table-cell table:formula="of:=IF([.B10]=&quot;&quot;;&quot;&quot;;MOD([.B10];16))" office:value-type="float" office:value="10">
            <text:p>10</text:p>
          </table:table-cell>
          <table:table-cell table:formula="of:=IF([.C10]&lt;10;[.C10];IF([.C10]=10;&quot;A&quot;;IF([.C10]=11;&quot;B&quot;;IF([.C10]=12;&quot;C&quot;;IF([.C10]=13;&quot;D&quot;;IF([.C10]=14;&quot;E&quot;;IF([.C10]=15;&quot;F&quot;;&quot;&quot;)))))))" office:value-type="string" office:string-value="A">
            <text:p>A</text:p>
          </table:table-cell>
          <table:table-cell/>
          <table:table-cell table:formula="of:=[.G9]-INT([.G9])" office:value-type="float" office:value="0.19999999999709">
            <text:p>0.20000</text:p>
          </table:table-cell>
          <table:table-cell table:formula="of:=[.F10]*16" office:value-type="float" office:value="3.19999999995343">
            <text:p>3.200</text:p>
          </table:table-cell>
          <table:table-cell table:formula="of:=INT([.G10])" office:value-type="float" office:value="3">
            <text:p>3</text:p>
          </table:table-cell>
          <table:table-cell table:formula="of:=IF([.H10]&lt;10;[.H10];IF([.H10]=10;&quot;A&quot;;IF([.H10]=11;&quot;B&quot;;IF([.H10]=12;&quot;C&quot;;IF([.H10]=13;&quot;D&quot;;IF([.H10]=14;&quot;E&quot;;IF([.H10]=15;&quot;F&quot;;&quot;&quot;)))))))" office:value-type="float" office:value="3">
            <text:p>3</text:p>
          </table:table-cell>
        </table:table-row>
        <table:table-row table:style-name="ro1">
          <table:table-cell/>
          <table:table-cell table:formula="of:=IF(INT([.B10]/16)&gt;0;INT([.B10]/16);&quot;&quot;)" office:value-type="float" office:value="20">
            <text:p>20</text:p>
          </table:table-cell>
          <table:table-cell table:formula="of:=IF([.B11]=&quot;&quot;;&quot;&quot;;MOD([.B11];16))" office:value-type="float" office:value="4">
            <text:p>4</text:p>
          </table:table-cell>
          <table:table-cell table:formula="of:=IF([.C11]&lt;10;[.C11];IF([.C11]=10;&quot;A&quot;;IF([.C11]=11;&quot;B&quot;;IF([.C11]=12;&quot;C&quot;;IF([.C11]=13;&quot;D&quot;;IF([.C11]=14;&quot;E&quot;;IF([.C11]=15;&quot;F&quot;;&quot;&quot;)))))))" office:value-type="float" office:value="4">
            <text:p>4</text:p>
          </table:table-cell>
          <table:table-cell/>
          <table:table-cell table:formula="of:=[.G10]-INT([.G10])" office:value-type="float" office:value="0.199999999953434">
            <text:p>0.20000</text:p>
          </table:table-cell>
          <table:table-cell table:formula="of:=[.F11]*16" office:value-type="float" office:value="3.19999999925494">
            <text:p>3.200</text:p>
          </table:table-cell>
          <table:table-cell table:formula="of:=INT([.G11])" office:value-type="float" office:value="3">
            <text:p>3</text:p>
          </table:table-cell>
          <table:table-cell table:formula="of:=IF([.H11]&lt;10;[.H11];IF([.H11]=10;&quot;A&quot;;IF([.H11]=11;&quot;B&quot;;IF([.H11]=12;&quot;C&quot;;IF([.H11]=13;&quot;D&quot;;IF([.H11]=14;&quot;E&quot;;IF([.H11]=15;&quot;F&quot;;&quot;&quot;)))))))" office:value-type="float" office:value="3">
            <text:p>3</text:p>
          </table:table-cell>
        </table:table-row>
        <table:table-row table:style-name="ro1">
          <table:table-cell/>
          <table:table-cell table:formula="of:=IF(INT([.B11]/16)&gt;0;INT([.B11]/16);&quot;&quot;)" office:value-type="float" office:value="1">
            <text:p>1</text:p>
          </table:table-cell>
          <table:table-cell table:formula="of:=IF([.B12]=&quot;&quot;;&quot;&quot;;MOD([.B12];16))" office:value-type="float" office:value="1">
            <text:p>1</text:p>
          </table:table-cell>
          <table:table-cell table:formula="of:=IF([.C12]&lt;10;[.C12];IF([.C12]=10;&quot;A&quot;;IF([.C12]=11;&quot;B&quot;;IF([.C12]=12;&quot;C&quot;;IF([.C12]=13;&quot;D&quot;;IF([.C12]=14;&quot;E&quot;;IF([.C12]=15;&quot;F&quot;;&quot;&quot;)))))))" office:value-type="float" office:value="1">
            <text:p>1</text:p>
          </table:table-cell>
          <table:table-cell/>
          <table:table-cell table:formula="of:=[.G11]-INT([.G11])" office:value-type="float" office:value="0.199999999254942">
            <text:p>0.20000</text:p>
          </table:table-cell>
          <table:table-cell table:formula="of:=[.F12]*16" office:value-type="float" office:value="3.19999998807907">
            <text:p>3.200</text:p>
          </table:table-cell>
          <table:table-cell table:formula="of:=INT([.G12])" office:value-type="float" office:value="3">
            <text:p>3</text:p>
          </table:table-cell>
          <table:table-cell table:formula="of:=IF([.H12]&lt;10;[.H12];IF([.H12]=10;&quot;A&quot;;IF([.H12]=11;&quot;B&quot;;IF([.H12]=12;&quot;C&quot;;IF([.H12]=13;&quot;D&quot;;IF([.H12]=14;&quot;E&quot;;IF([.H12]=15;&quot;F&quot;;&quot;&quot;)))))))" office:value-type="float" office:value="3">
            <text:p>3</text:p>
          </table:table-cell>
        </table:table-row>
        <table:table-row table:style-name="ro1">
          <table:table-cell/>
          <table:table-cell table:formula="of:=IF(INT([.B12]/16)&gt;0;INT([.B12]/16);&quot;&quot;)">
            <text:p/>
          </table:table-cell>
          <table:table-cell table:formula="of:=IF([.B13]=&quot;&quot;;&quot;&quot;;MOD([.B13];16))">
            <text:p/>
          </table:table-cell>
          <table:table-cell table:formula="of:=IF([.C13]&lt;10;[.C13];IF([.C13]=10;&quot;A&quot;;IF([.C13]=11;&quot;B&quot;;IF([.C13]=12;&quot;C&quot;;IF([.C13]=13;&quot;D&quot;;IF([.C13]=14;&quot;E&quot;;IF([.C13]=15;&quot;F&quot;;&quot;&quot;)))))))">
            <text:p/>
          </table:table-cell>
          <table:table-cell/>
          <table:table-cell table:formula="of:=[.G12]-INT([.G12])" office:value-type="float" office:value="0.199999988079071">
            <text:p>0.20000</text:p>
          </table:table-cell>
          <table:table-cell table:formula="of:=[.F13]*16" office:value-type="float" office:value="3.19999980926514">
            <text:p>3.200</text:p>
          </table:table-cell>
          <table:table-cell table:formula="of:=INT([.G13])" office:value-type="float" office:value="3">
            <text:p>3</text:p>
          </table:table-cell>
          <table:table-cell table:formula="of:=IF([.H13]&lt;10;[.H13];IF([.H13]=10;&quot;A&quot;;IF([.H13]=11;&quot;B&quot;;IF([.H13]=12;&quot;C&quot;;IF([.H13]=13;&quot;D&quot;;IF([.H13]=14;&quot;E&quot;;IF([.H13]=15;&quot;F&quot;;&quot;&quot;)))))))" office:value-type="float" office:value="3">
            <text:p>3</text:p>
          </table:table-cell>
        </table:table-row>
        <table:table-row table:style-name="ro1">
          <table:table-cell/>
          <table:table-cell table:formula="of:=IF(INT([.B13]/16)&gt;0;INT([.B13]/16);&quot;&quot;)">
            <text:p/>
          </table:table-cell>
          <table:table-cell table:formula="of:=IF([.B14]=&quot;&quot;;&quot;&quot;;MOD([.B14];16))">
            <text:p/>
          </table:table-cell>
          <table:table-cell table:formula="of:=IF([.C14]&lt;10;[.C14];IF([.C14]=10;&quot;A&quot;;IF([.C14]=11;&quot;B&quot;;IF([.C14]=12;&quot;C&quot;;IF([.C14]=13;&quot;D&quot;;IF([.C14]=14;&quot;E&quot;;IF([.C14]=15;&quot;F&quot;;&quot;&quot;)))))))">
            <text:p/>
          </table:table-cell>
          <table:table-cell/>
          <table:table-cell table:formula="of:=[.G13]-INT([.G13])" office:value-type="float" office:value="0.199999809265137">
            <text:p>0.20000</text:p>
          </table:table-cell>
          <table:table-cell table:formula="of:=[.F14]*16" office:value-type="float" office:value="3.19999694824219">
            <text:p>3.200</text:p>
          </table:table-cell>
          <table:table-cell table:formula="of:=INT([.G14])" office:value-type="float" office:value="3">
            <text:p>3</text:p>
          </table:table-cell>
          <table:table-cell table:formula="of:=IF([.H14]&lt;10;[.H14];IF([.H14]=10;&quot;A&quot;;IF([.H14]=11;&quot;B&quot;;IF([.H14]=12;&quot;C&quot;;IF([.H14]=13;&quot;D&quot;;IF([.H14]=14;&quot;E&quot;;IF([.H14]=15;&quot;F&quot;;&quot;&quot;)))))))" office:value-type="float" office:value="3">
            <text:p>3</text:p>
          </table:table-cell>
        </table:table-row>
        <table:table-row table:style-name="ro1">
          <table:table-cell/>
          <table:table-cell table:formula="of:=IF(INT([.B14]/16)&gt;0;INT([.B14]/16);&quot;&quot;)">
            <text:p/>
          </table:table-cell>
          <table:table-cell table:formula="of:=IF([.B15]=&quot;&quot;;&quot;&quot;;MOD([.B15];16))">
            <text:p/>
          </table:table-cell>
          <table:table-cell table:formula="of:=IF([.C15]&lt;10;[.C15];IF([.C15]=10;&quot;A&quot;;IF([.C15]=11;&quot;B&quot;;IF([.C15]=12;&quot;C&quot;;IF([.C15]=13;&quot;D&quot;;IF([.C15]=14;&quot;E&quot;;IF([.C15]=15;&quot;F&quot;;&quot;&quot;)))))))">
            <text:p/>
          </table:table-cell>
          <table:table-cell/>
          <table:table-cell table:formula="of:=[.G14]-INT([.G14])" office:value-type="float" office:value="0.199996948242188">
            <text:p>0.20000</text:p>
          </table:table-cell>
          <table:table-cell table:formula="of:=[.F15]*16" office:value-type="float" office:value="3.199951171875">
            <text:p>3.200</text:p>
          </table:table-cell>
          <table:table-cell table:formula="of:=INT([.G15])" office:value-type="float" office:value="3">
            <text:p>3</text:p>
          </table:table-cell>
          <table:table-cell table:formula="of:=IF([.H15]&lt;10;[.H15];IF([.H15]=10;&quot;A&quot;;IF([.H15]=11;&quot;B&quot;;IF([.H15]=12;&quot;C&quot;;IF([.H15]=13;&quot;D&quot;;IF([.H15]=14;&quot;E&quot;;IF([.H15]=15;&quot;F&quot;;&quot;&quot;)))))))" office:value-type="float" office:value="3">
            <text:p>3</text:p>
          </table:table-cell>
        </table:table-row>
        <table:table-row table:style-name="ro1">
          <table:table-cell/>
          <table:table-cell table:formula="of:=IF(INT([.B15]/16)&gt;0;INT([.B15]/16);&quot;&quot;)">
            <text:p/>
          </table:table-cell>
          <table:table-cell table:formula="of:=IF([.B16]=&quot;&quot;;&quot;&quot;;MOD([.B16];16))">
            <text:p/>
          </table:table-cell>
          <table:table-cell table:formula="of:=IF([.C16]&lt;10;[.C16];IF([.C16]=10;&quot;A&quot;;IF([.C16]=11;&quot;B&quot;;IF([.C16]=12;&quot;C&quot;;IF([.C16]=13;&quot;D&quot;;IF([.C16]=14;&quot;E&quot;;IF([.C16]=15;&quot;F&quot;;&quot;&quot;)))))))">
            <text:p/>
          </table:table-cell>
          <table:table-cell/>
          <table:table-cell table:formula="of:=[.G15]-INT([.G15])" office:value-type="float" office:value="0.199951171875">
            <text:p>0.19995</text:p>
          </table:table-cell>
          <table:table-cell table:formula="of:=[.F16]*16" office:value-type="float" office:value="3.19921875">
            <text:p>3.199</text:p>
          </table:table-cell>
          <table:table-cell table:formula="of:=INT([.G16])" office:value-type="float" office:value="3">
            <text:p>3</text:p>
          </table:table-cell>
          <table:table-cell table:formula="of:=IF([.H16]&lt;10;[.H16];IF([.H16]=10;&quot;A&quot;;IF([.H16]=11;&quot;B&quot;;IF([.H16]=12;&quot;C&quot;;IF([.H16]=13;&quot;D&quot;;IF([.H16]=14;&quot;E&quot;;IF([.H16]=15;&quot;F&quot;;&quot;&quot;)))))))" office:value-type="float" office:value="3">
            <text:p>3</text:p>
          </table:table-cell>
        </table:table-row>
        <table:table-row table:style-name="ro1">
          <table:table-cell/>
          <table:table-cell table:formula="of:=IF(INT([.B16]/16)&gt;0;INT([.B16]/16);&quot;&quot;)">
            <text:p/>
          </table:table-cell>
          <table:table-cell table:formula="of:=IF([.B17]=&quot;&quot;;&quot;&quot;;MOD([.B17];16))">
            <text:p/>
          </table:table-cell>
          <table:table-cell table:formula="of:=IF([.C17]&lt;10;[.C17];IF([.C17]=10;&quot;A&quot;;IF([.C17]=11;&quot;B&quot;;IF([.C17]=12;&quot;C&quot;;IF([.C17]=13;&quot;D&quot;;IF([.C17]=14;&quot;E&quot;;IF([.C17]=15;&quot;F&quot;;&quot;&quot;)))))))">
            <text:p/>
          </table:table-cell>
          <table:table-cell/>
          <table:table-cell table:formula="of:=[.G16]-INT([.G16])" office:value-type="float" office:value="0.19921875">
            <text:p>0.19922</text:p>
          </table:table-cell>
          <table:table-cell table:formula="of:=[.F17]*16" office:value-type="float" office:value="3.1875">
            <text:p>3.188</text:p>
          </table:table-cell>
          <table:table-cell table:formula="of:=INT([.G17])" office:value-type="float" office:value="3">
            <text:p>3</text:p>
          </table:table-cell>
          <table:table-cell table:formula="of:=IF([.H17]&lt;10;[.H17];IF([.H17]=10;&quot;A&quot;;IF([.H17]=11;&quot;B&quot;;IF([.H17]=12;&quot;C&quot;;IF([.H17]=13;&quot;D&quot;;IF([.H17]=14;&quot;E&quot;;IF([.H17]=15;&quot;F&quot;;&quot;&quot;)))))))" office:value-type="float" office:value="3">
            <text:p>3</text:p>
          </table:table-cell>
        </table:table-row>
        <table:table-row table:style-name="ro1">
          <table:table-cell/>
          <table:table-cell table:formula="of:=IF(INT([.B17]/16)&gt;0;INT([.B17]/16);&quot;&quot;)">
            <text:p/>
          </table:table-cell>
          <table:table-cell table:formula="of:=IF([.B18]=&quot;&quot;;&quot;&quot;;MOD([.B18];16))">
            <text:p/>
          </table:table-cell>
          <table:table-cell table:formula="of:=IF([.C18]&lt;10;[.C18];IF([.C18]=10;&quot;A&quot;;IF([.C18]=11;&quot;B&quot;;IF([.C18]=12;&quot;C&quot;;IF([.C18]=13;&quot;D&quot;;IF([.C18]=14;&quot;E&quot;;IF([.C18]=15;&quot;F&quot;;&quot;&quot;)))))))">
            <text:p/>
          </table:table-cell>
          <table:table-cell/>
          <table:table-cell table:formula="of:=[.G17]-INT([.G17])" office:value-type="float" office:value="0.1875">
            <text:p>0.18750</text:p>
          </table:table-cell>
          <table:table-cell table:formula="of:=[.F18]*16" office:value-type="float" office:value="3">
            <text:p>3.000</text:p>
          </table:table-cell>
          <table:table-cell table:formula="of:=INT([.G18])" office:value-type="float" office:value="3">
            <text:p>3</text:p>
          </table:table-cell>
          <table:table-cell table:formula="of:=IF([.H18]&lt;10;[.H18];IF([.H18]=10;&quot;A&quot;;IF([.H18]=11;&quot;B&quot;;IF([.H18]=12;&quot;C&quot;;IF([.H18]=13;&quot;D&quot;;IF([.H18]=14;&quot;E&quot;;IF([.H18]=15;&quot;F&quot;;&quot;&quot;)))))))" office:value-type="float" office:value="3">
            <text:p>3</text:p>
          </table:table-cell>
        </table:table-row>
        <table:table-row table:style-name="ro1">
          <table:table-cell/>
          <table:table-cell table:formula="of:=IF(INT([.B18]/16)&gt;0;INT([.B18]/16);&quot;&quot;)">
            <text:p/>
          </table:table-cell>
          <table:table-cell table:formula="of:=IF([.B19]=&quot;&quot;;&quot;&quot;;MOD([.B19];16))">
            <text:p/>
          </table:table-cell>
          <table:table-cell table:formula="of:=IF([.C19]&lt;10;[.C19];IF([.C19]=10;&quot;A&quot;;IF([.C19]=11;&quot;B&quot;;IF([.C19]=12;&quot;C&quot;;IF([.C19]=13;&quot;D&quot;;IF([.C19]=14;&quot;E&quot;;IF([.C19]=15;&quot;F&quot;;&quot;&quot;)))))))">
            <text:p/>
          </table:table-cell>
          <table:table-cell table:number-columns-repeated="5"/>
        </table:table-row>
        <table:table-row table:style-name="ro1">
          <table:table-cell/>
          <table:table-cell table:formula="of:=IF(INT([.B19]/16)&gt;0;INT([.B19]/16);&quot;&quot;)">
            <text:p/>
          </table:table-cell>
          <table:table-cell table:formula="of:=IF([.B20]=&quot;&quot;;&quot;&quot;;MOD([.B20];16))">
            <text:p/>
          </table:table-cell>
          <table:table-cell table:formula="of:=IF([.C20]&lt;10;[.C20];IF([.C20]=10;&quot;A&quot;;IF([.C20]=11;&quot;B&quot;;IF([.C20]=12;&quot;C&quot;;IF([.C20]=13;&quot;D&quot;;IF([.C20]=14;&quot;E&quot;;IF([.C20]=15;&quot;F&quot;;&quot;&quot;)))))))">
            <text:p/>
          </table:table-cell>
          <table:table-cell table:number-columns-repeated="5"/>
        </table:table-row>
        <table:table-row table:style-name="ro1">
          <table:table-cell/>
          <table:table-cell table:formula="of:=IF(INT([.B20]/16)&gt;0;INT([.B20]/16);&quot;&quot;)">
            <text:p/>
          </table:table-cell>
          <table:table-cell table:formula="of:=IF([.B21]=&quot;&quot;;&quot;&quot;;MOD([.B21];16))">
            <text:p/>
          </table:table-cell>
          <table:table-cell table:formula="of:=IF([.C21]&lt;10;[.C21];IF([.C21]=10;&quot;A&quot;;IF([.C21]=11;&quot;B&quot;;IF([.C21]=12;&quot;C&quot;;IF([.C21]=13;&quot;D&quot;;IF([.C21]=14;&quot;E&quot;;IF([.C21]=15;&quot;F&quot;;&quot;&quot;)))))))">
            <text:p/>
          </table:table-cell>
          <table:table-cell table:number-columns-repeated="5"/>
        </table:table-row>
        <table:table-row table:style-name="ro1">
          <table:table-cell/>
          <table:table-cell table:formula="of:=IF(INT([.B21]/16)&gt;0;INT([.B21]/16);&quot;&quot;)">
            <text:p/>
          </table:table-cell>
          <table:table-cell table:formula="of:=IF([.B22]=&quot;&quot;;&quot;&quot;;MOD([.B22];16))">
            <text:p/>
          </table:table-cell>
          <table:table-cell table:formula="of:=IF([.C22]&lt;10;[.C22];IF([.C22]=10;&quot;A&quot;;IF([.C22]=11;&quot;B&quot;;IF([.C22]=12;&quot;C&quot;;IF([.C22]=13;&quot;D&quot;;IF([.C22]=14;&quot;E&quot;;IF([.C22]=15;&quot;F&quot;;&quot;&quot;)))))))">
            <text:p/>
          </table:table-cell>
          <table:table-cell table:number-columns-repeated="5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7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11/19/2014</text:date>, <text:time>08:4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. Mark Lehr</meta:initial-creator>
    <meta:creation-date>2014-11-15T13:46:59.91</meta:creation-date>
    <dc:date>2014-11-19T08:40:14.04</dc:date>
    <dc:creator>RCC RCCD</dc:creator>
    <meta:editing-duration>PT3H54M39S</meta:editing-duration>
    <meta:editing-cycles>3</meta:editing-cycles>
    <meta:generator>OpenOffice/4.1.0$Win32 OpenOffice.org_project/410m18$Build-9764</meta:generator>
    <meta:document-statistic meta:table-count="1" meta:cell-count="93" meta:object-count="0"/>
  </office:meta>
</office:document-meta>
</file>